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e9b6" officeooo:paragraph-rsid="0002e9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Quand une classe hérite :</text:p>
      <text:p text:style-name="P1">=&gt; et qu'il n'y a pas de constructeur personnalisé; le constructeur par défaut sera appelé.</text:p>
      <text:p text:style-name="P1">=&gt; et qu'il y a un constructeur personnalisé =&gt; il faudra également redéfinir le constructeur par défaut.</text:p>
      <text:p text:style-name="P1"/>
      <text:p text:style-name="P1">2. Quand une méthode est redéfinie :</text:p>
      <text:p text:style-name="P1">=&gt; appeller la méthode parente pour l'initialiser.</text:p>
      <text:p text:style-name="P1">Rem : en particulier, quand on redéfini 'paintComponent(Graphic g)', appeller super.paintComponent(g) au sein de cette méthode; sinon, certains éléments ne seront pas dessinés, tels que le background et les éléments child.</text:p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5:08:08.109022848</meta:creation-date>
    <meta:generator>LibreOffice/5.1.4.2$Linux_X86_64 LibreOffice_project/10m0$Build-2</meta:generator>
    <dc:date>2017-01-13T15:13:04.081457949</dc:date>
    <meta:editing-duration>PT4M56S</meta:editing-duration>
    <meta:editing-cycles>1</meta:editing-cycles>
    <meta:document-statistic meta:table-count="0" meta:image-count="0" meta:object-count="0" meta:page-count="1" meta:paragraph-count="7" meta:word-count="83" meta:character-count="533" meta:non-whitespace-character-count="455"/>
  </office:meta>
</office:document-meta>
</file>